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8.886cm"/>
    </style:style>
    <style:style style:name="co4" style:family="table-column">
      <style:table-column-properties fo:break-before="auto" style:column-width="13.298cm"/>
    </style:style>
    <style:style style:name="co5" style:family="table-column">
      <style:table-column-properties fo:break-before="auto" style:column-width="26.532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Cascadia Code" fo:font-size="11pt" style:font-size-asian="11pt" style:font-size-complex="11pt"/>
    </style:style>
    <style:style style:name="ce2" style:family="table-cell" style:parent-style-name="Default" style:data-style-name="N49">
      <style:text-properties style:font-name="Cascadia Code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LD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Produzione</text:p>
          </table:table-cell>
          <table:table-cell office:value-type="string" calcext:value-type="string">
            <text:p>Titol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Succ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CreatePage</text:p>
          </table:table-cell>
          <table:table-cell table:style-name="ce1" office:value-type="string" calcext:value-type="string">
            <text:p>Original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&quot;10&quot; &amp; [.A2]" office:value-type="string" office:string-value="101" calcext:value-type="string">
            <text:p>101</text:p>
          </table:table-cell>
          <table:table-cell office:value-type="string" calcext:value-type="string">
            <text:p>Skin a Cat</text:p>
          </table:table-cell>
          <table:table-cell office:value-type="string" calcext:value-type="string">
            <text:p>Q12241</text:p>
          </table:table-cell>
          <table:table-cell/>
          <table:table-cell office:value-type="string" calcext:value-type="string">
            <text:p>Q12242</text:p>
          </table:table-cell>
          <table:table-cell table:formula="of:=COM.MICROSOFT.TEXTJOIN(&quot;|&quot;;0;&quot;Episodio&quot;;[.C2];&quot;Q12239&quot;;&quot;&quot;;&quot;&quot;)" office:value-type="string" office:string-value="Episodio|Skin a Cat|Q12239||" calcext:value-type="string">
            <text:p>Episodio|Skin a Cat|Q12239||</text:p>
          </table:table-cell>
          <table:table-cell table:formula="of:=COM.MICROSOFT.TEXTJOIN(&quot; &quot;;0;&quot;php edit.php -s &quot;&quot;pagina creata&quot;&quot; -u lucamauri&quot;;SUBSTITUTE([.C2];&quot; &quot;;&quot;_&quot;);&quot;&lt; episodetemplate.wikitext&quot;)" office:value-type="string" office:string-value="php edit.php -s &quot;pagina creata&quot; -u lucamauri Skin_a_Cat &lt; episodetemplate.wikitext" calcext:value-type="string">
            <text:p>php edit.php -s "pagina creata" -u lucamauri Skin_a_Cat &lt; episodetemplate.wikitext</text:p>
          </table:table-cell>
          <table:table-cell office:value-type="date" office:date-value="2023-09-08" calcext:value-type="date">
            <text:p>2023-09-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&quot;10&quot; &amp; [.A3]" office:value-type="string" office:string-value="102" calcext:value-type="string">
            <text:p>102</text:p>
          </table:table-cell>
          <table:table-cell office:value-type="string" calcext:value-type="string">
            <text:p>Holiday Party</text:p>
          </table:table-cell>
          <table:table-cell office:value-type="string" calcext:value-type="string">
            <text:p>Q12242</text:p>
          </table:table-cell>
          <table:table-cell office:value-type="string" calcext:value-type="string">
            <text:p>Q12241</text:p>
          </table:table-cell>
          <table:table-cell office:value-type="string" calcext:value-type="string">
            <text:p>Q12243</text:p>
          </table:table-cell>
          <table:table-cell table:formula="of:=COM.MICROSOFT.TEXTJOIN(&quot;|&quot;;0;&quot;Episodio&quot;;[.C3];&quot;Q12239&quot;;&quot;&quot;;&quot;&quot;)" office:value-type="string" office:string-value="Episodio|Holiday Party|Q12239||" calcext:value-type="string">
            <text:p>Episodio|Holiday Party|Q12239||</text:p>
          </table:table-cell>
          <table:table-cell table:formula="of:=COM.MICROSOFT.TEXTJOIN(&quot; &quot;;0;&quot;php edit.php -s &quot;&quot;pagina creata&quot;&quot; -u lucamauri&quot;;SUBSTITUTE([.C3];&quot; &quot;;&quot;_&quot;);&quot;&lt; episodetemplate.wikitext&quot;)" office:value-type="string" office:string-value="php edit.php -s &quot;pagina creata&quot; -u lucamauri Holiday_Party &lt; episodetemplate.wikitext" calcext:value-type="string">
            <text:p>php edit.php -s "pagina creata" -u lucamauri Holiday_Party &lt; episodetemplate.wikitext</text:p>
          </table:table-cell>
          <table:table-cell office:value-type="date" office:date-value="2023-09-13" calcext:value-type="date">
            <text:p>2023-09-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&quot;10&quot; &amp; [.A4]" office:value-type="string" office:string-value="103" calcext:value-type="string">
            <text:p>103</text:p>
          </table:table-cell>
          <table:table-cell office:value-type="string" calcext:value-type="string">
            <text:p>Worst Contact</text:p>
          </table:table-cell>
          <table:table-cell office:value-type="string" calcext:value-type="string">
            <text:p>Q12243</text:p>
          </table:table-cell>
          <table:table-cell office:value-type="string" calcext:value-type="string">
            <text:p>Q12242</text:p>
          </table:table-cell>
          <table:table-cell office:value-type="string" calcext:value-type="string">
            <text:p>Q12244</text:p>
          </table:table-cell>
          <table:table-cell table:formula="of:=COM.MICROSOFT.TEXTJOIN(&quot;|&quot;;0;&quot;Episodio&quot;;[.C4];&quot;Q12239&quot;;&quot;&quot;;&quot;&quot;)" office:value-type="string" office:string-value="Episodio|Worst Contact|Q12239||" calcext:value-type="string">
            <text:p>Episodio|Worst Contact|Q12239||</text:p>
          </table:table-cell>
          <table:table-cell table:formula="of:=COM.MICROSOFT.TEXTJOIN(&quot; &quot;;0;&quot;php edit.php -s &quot;&quot;pagina creata&quot;&quot; -u lucamauri&quot;;SUBSTITUTE([.C4];&quot; &quot;;&quot;_&quot;);&quot;&lt; episodetemplate.wikitext&quot;)" office:value-type="string" office:string-value="php edit.php -s &quot;pagina creata&quot; -u lucamauri Worst_Contact &lt; episodetemplate.wikitext" calcext:value-type="string">
            <text:p>php edit.php -s "pagina creata" -u lucamauri Worst_Contact &lt; episodetemplate.wikitext</text:p>
          </table:table-cell>
          <table:table-cell office:value-type="date" office:date-value="2023-09-20" calcext:value-type="date">
            <text:p>2023-09-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&quot;10&quot; &amp; [.A5]" office:value-type="string" office:string-value="104" calcext:value-type="string">
            <text:p>104</text:p>
          </table:table-cell>
          <table:table-cell office:value-type="string" calcext:value-type="string">
            <text:p>Holograms, All the Way Down</text:p>
          </table:table-cell>
          <table:table-cell office:value-type="string" calcext:value-type="string">
            <text:p>Q12244</text:p>
          </table:table-cell>
          <table:table-cell office:value-type="string" calcext:value-type="string">
            <text:p>Q12243</text:p>
          </table:table-cell>
          <table:table-cell office:value-type="string" calcext:value-type="string">
            <text:p>Q12245</text:p>
          </table:table-cell>
          <table:table-cell table:formula="of:=COM.MICROSOFT.TEXTJOIN(&quot;|&quot;;0;&quot;Episodio&quot;;[.C5];&quot;Q12239&quot;;&quot;&quot;;&quot;&quot;)" office:value-type="string" office:string-value="Episodio|Holograms, All the Way Down|Q12239||" calcext:value-type="string">
            <text:p>Episodio|Holograms, All the Way Down|Q12239||</text:p>
          </table:table-cell>
          <table:table-cell table:formula="of:=COM.MICROSOFT.TEXTJOIN(&quot; &quot;;0;&quot;php edit.php -s &quot;&quot;pagina creata&quot;&quot; -u lucamauri&quot;;SUBSTITUTE([.C5];&quot; &quot;;&quot;_&quot;);&quot;&lt; episodetemplate.wikitext&quot;)" office:value-type="string" office:string-value="php edit.php -s &quot;pagina creata&quot; -u lucamauri Holograms,_All_the_Way_Down &lt; episodetemplate.wikitext" calcext:value-type="string">
            <text:p>php edit.php -s "pagina creata" -u lucamauri Holograms,_All_the_Way_Down &lt; episodetemplate.wikitext</text:p>
          </table:table-cell>
          <table:table-cell office:value-type="date" office:date-value="2023-09-27" calcext:value-type="date">
            <text:p>2023-09-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&quot;10&quot; &amp; [.A6]" office:value-type="string" office:string-value="105" calcext:value-type="string">
            <text:p>105</text:p>
          </table:table-cell>
          <table:table-cell office:value-type="string" calcext:value-type="string">
            <text:p>Walk, Don’t Run</text:p>
          </table:table-cell>
          <table:table-cell office:value-type="string" calcext:value-type="string">
            <text:p>Q12245</text:p>
          </table:table-cell>
          <table:table-cell office:value-type="string" calcext:value-type="string">
            <text:p>Q12244</text:p>
          </table:table-cell>
          <table:table-cell/>
          <table:table-cell table:formula="of:=COM.MICROSOFT.TEXTJOIN(&quot;|&quot;;0;&quot;Episodio&quot;;[.C6];&quot;Q12239&quot;;&quot;&quot;;&quot;&quot;)" office:value-type="string" office:string-value="Episodio|Walk, Don’t Run|Q12239||" calcext:value-type="string">
            <text:p>Episodio|Walk, Don’t Run|Q12239||</text:p>
          </table:table-cell>
          <table:table-cell table:formula="of:=COM.MICROSOFT.TEXTJOIN(&quot; &quot;;0;&quot;php edit.php -s &quot;&quot;pagina creata&quot;&quot; -u lucamauri&quot;;SUBSTITUTE([.C6];&quot; &quot;;&quot;_&quot;);&quot;&lt; episodetemplate.wikitext&quot;)" office:value-type="string" office:string-value="php edit.php -s &quot;pagina creata&quot; -u lucamauri Walk,_Don’t_Run &lt; episodetemplate.wikitext" calcext:value-type="string">
            <text:p>php edit.php -s "pagina creata" -u lucamauri Walk,_Don’t_Run &lt; episodetemplate.wikitext</text:p>
          </table:table-cell>
          <table:table-cell office:value-type="date" office:date-value="2023-10-04" calcext:value-type="date">
            <text:p>2023-10-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1">00/00/0000</text:date>, <text:time style:data-style-name="N2" text:time-value="16:20:29.0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01T16:21:36.697000000</dc:date>
    <meta:editing-duration>PT24M10S</meta:editing-duration>
    <meta:editing-cycles>3</meta:editing-cycles>
    <meta:generator>LibreOffice/7.6.1.2$Windows_X86_64 LibreOffice_project/f5defcebd022c5bc36bbb79be232cb6926d8f674</meta:generator>
    <meta:document-statistic meta:table-count="1" meta:cell-count="52" meta:object-count="0"/>
  </office:meta>
</office:document-meta>
</file>